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matic SC1" svg:font-family="'Amatic SC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873cm" fo:margin-left="-0.953cm" table:align="left"/>
    </style:style>
    <style:style style:name="Tableau1.A" style:family="table-column">
      <style:table-column-properties style:column-width="2.91cm"/>
    </style:style>
    <style:style style:name="Tableau1.B" style:family="table-column">
      <style:table-column-properties style:column-width="4.577cm"/>
    </style:style>
    <style:style style:name="Tableau1.C" style:family="table-column">
      <style:table-column-properties style:column-width="4.71cm"/>
    </style:style>
    <style:style style:name="Tableau1.D" style:family="table-column">
      <style:table-column-properties style:column-width="4.676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3" style:family="paragraph" style:parent-style-name="Standard">
      <style:paragraph-properties fo:margin-top="0cm" fo:margin-bottom="0cm" loext:contextual-spacing="false"/>
      <style:text-properties style:font-name="Amatic SC" fo:font-size="24pt" style:font-name-asian="Amatic SC1" style:font-size-asian="24pt" style:font-name-complex="Amatic SC1" style:font-size-complex="24pt"/>
    </style:style>
    <style:style style:name="P4" style:family="paragraph" style:parent-style-name="Standard">
      <style:paragraph-properties fo:margin-top="0cm" fo:margin-bottom="0cm" loext:contextual-spacing="false"/>
      <style:text-properties fo:font-size="18pt" style:font-size-asian="18pt" style:font-size-complex="18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font-size="30pt" style:text-underline-style="solid" style:text-underline-width="auto" style:text-underline-color="font-color" fo:font-weight="bold" style:font-size-asian="30pt" style:font-weight-asian="bold" style:font-size-complex="30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8pt" style:font-size-asian="18pt" style:font-size-complex="18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matic SC" fo:font-size="24pt" fo:font-style="italic" style:text-underline-style="solid" style:text-underline-width="auto" style:text-underline-color="font-color" style:font-name-asian="Amatic SC1" style:font-size-asian="24pt" style:font-style-asian="italic" style:font-name-complex="Amatic SC1" style:font-size-complex="24pt"/>
    </style:style>
    <style:style style:name="P9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10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fo:font-size="18pt" style:font-size-asian="18pt" style:font-size-complex="18pt"/>
    </style:style>
    <style:style style:name="P11" style:family="paragraph" style:parent-style-name="Standard">
      <style:paragraph-properties fo:margin-top="0cm" fo:margin-bottom="0cm" loext:contextual-spacing="true"/>
      <style:text-properties fo:font-size="18pt" officeooo:rsid="000e847b" officeooo:paragraph-rsid="000e847b" style:font-size-asian="18pt" style:font-size-complex="18pt"/>
    </style:style>
    <style:style style:name="P12" style:family="paragraph" style:parent-style-name="Standard">
      <style:paragraph-properties fo:margin-top="0cm" fo:margin-bottom="0cm" loext:contextual-spacing="true"/>
      <style:text-properties fo:font-size="18pt" officeooo:rsid="00110be2" officeooo:paragraph-rsid="00110be2" style:font-size-asian="18pt" style:font-size-complex="18pt"/>
    </style:style>
    <style:style style:name="P13" style:family="paragraph" style:parent-style-name="Standard">
      <style:paragraph-properties fo:margin-top="0cm" fo:margin-bottom="0cm" loext:contextual-spacing="true"/>
      <style:text-properties fo:font-size="18pt" officeooo:rsid="0013b2a0" officeooo:paragraph-rsid="0013b2a0" style:font-size-asian="18pt" style:font-size-complex="18pt"/>
    </style:style>
    <style:style style:name="P14" style:family="paragraph" style:parent-style-name="Standard">
      <style:paragraph-properties fo:margin-top="0cm" fo:margin-bottom="0cm" loext:contextual-spacing="true"/>
      <style:text-properties fo:font-size="18pt" officeooo:rsid="001400db" officeooo:paragraph-rsid="001400db" style:font-size-asian="18pt" style:font-size-complex="18pt"/>
    </style:style>
    <style:style style:name="P15" style:family="paragraph" style:parent-style-name="Standard">
      <style:paragraph-properties fo:margin-top="0cm" fo:margin-bottom="0cm" loext:contextual-spacing="true"/>
      <style:text-properties fo:font-size="18pt" officeooo:rsid="00156b9a" officeooo:paragraph-rsid="00156b9a" style:font-size-asian="18pt" style:font-size-complex="18pt"/>
    </style:style>
    <style:style style:name="P16" style:family="paragraph" style:parent-style-name="Standard">
      <style:paragraph-properties fo:margin-top="0cm" fo:margin-bottom="0cm" loext:contextual-spacing="false"/>
    </style:style>
    <style:style style:name="P17" style:family="paragraph" style:parent-style-name="Standard" style:master-page-name="First_20_Page">
      <style:paragraph-properties fo:margin-top="0cm" fo:margin-bottom="0cm" loext:contextual-spacing="false" fo:text-align="start" style:justify-single-word="false" style:page-number="1"/>
    </style:style>
    <style:style style:name="P18" style:family="paragraph" style:parent-style-name="Standard" style:list-style-name="WWNum6">
      <style:paragraph-properties fo:margin-left="2.54cm" fo:margin-right="0cm" fo:margin-top="0cm" fo:margin-bottom="0cm" loext:contextual-spacing="true" fo:text-indent="-0.635cm" style:auto-text-indent="false"/>
    </style:style>
    <style:style style:name="P19" style:family="paragraph" style:parent-style-name="Standard" style:list-style-name="WWNum4">
      <style:paragraph-properties fo:margin-left="2.54cm" fo:margin-right="0cm" fo:margin-top="0cm" fo:margin-bottom="0cm" loext:contextual-spacing="true" fo:text-indent="-0.635cm" style:auto-text-indent="false"/>
    </style:style>
    <style:style style:name="P20" style:family="paragraph" style:parent-style-name="Standard" style:list-style-name="WWNum2">
      <style:paragraph-properties fo:margin-left="2.54cm" fo:margin-right="0cm" fo:margin-top="0cm" fo:margin-bottom="0cm" loext:contextual-spacing="true" fo:text-indent="-0.635cm" style:auto-text-indent="false"/>
      <style:text-properties fo:font-size="18pt" style:font-size-asian="18pt" style:font-size-complex="18pt"/>
    </style:style>
    <style:style style:name="P21" style:family="paragraph" style:parent-style-name="Standard" style:list-style-name="WWNum5">
      <style:paragraph-properties fo:margin-left="2.54cm" fo:margin-right="0cm" fo:margin-top="0cm" fo:margin-bottom="0cm" loext:contextual-spacing="true" fo:text-indent="-0.635cm" style:auto-text-indent="false"/>
      <style:text-properties fo:font-size="18pt" style:font-size-asian="18pt" style:font-size-complex="18pt"/>
    </style:style>
    <style:style style:name="P22" style:family="paragraph" style:parent-style-name="Standard" style:list-style-name="WWNum5">
      <style:paragraph-properties fo:margin-left="2.54cm" fo:margin-right="0cm" fo:margin-top="0cm" fo:margin-bottom="0cm" loext:contextual-spacing="true" fo:text-indent="-0.635cm" style:auto-text-indent="false"/>
      <style:text-properties fo:font-size="18pt" officeooo:rsid="000c21c1" officeooo:paragraph-rsid="000c21c1" style:font-size-asian="18pt" style:font-size-complex="18pt"/>
    </style:style>
    <style:style style:name="P23" style:family="paragraph" style:parent-style-name="Standard" style:list-style-name="WWNum5">
      <style:paragraph-properties fo:margin-left="2.54cm" fo:margin-right="0cm" fo:margin-top="0cm" fo:margin-bottom="0cm" loext:contextual-spacing="true" fo:text-indent="-0.635cm" style:auto-text-indent="false"/>
      <style:text-properties fo:font-size="18pt" officeooo:rsid="000d3809" officeooo:paragraph-rsid="000d3809" style:font-size-asian="18pt" style:font-size-complex="18pt"/>
    </style:style>
    <style:style style:name="P24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</style:style>
    <style:style style:name="P25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8pt" style:font-size-asian="18pt" style:font-size-complex="18pt"/>
    </style:style>
    <style:style style:name="P26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  <style:text-properties fo:font-size="18pt" style:font-size-asian="18pt" style:font-size-complex="18pt"/>
    </style:style>
    <style:style style:name="P27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28" style:family="paragraph" style:parent-style-name="Standard" style:list-style-name="WWNum4">
      <style:paragraph-properties fo:margin-left="3.81cm" fo:margin-right="0cm" fo:margin-top="0cm" fo:margin-bottom="0cm" loext:contextual-spacing="true" fo:text-indent="-0.635cm" style:auto-text-indent="false"/>
    </style:style>
    <style:style style:name="P29" style:family="paragraph" style:parent-style-name="Standard" style:list-style-name="WWNum1">
      <style:paragraph-properties fo:margin-left="3.81cm" fo:margin-right="0cm" fo:margin-top="0cm" fo:margin-bottom="0cm" loext:contextual-spacing="true" fo:text-indent="-0.635cm" style:auto-text-indent="false"/>
    </style:style>
    <style:style style:name="P30" style:family="paragraph" style:parent-style-name="Standard" style:list-style-name="WWNum2">
      <style:paragraph-properties fo:margin-left="3.81cm" fo:margin-right="0cm" fo:margin-top="0cm" fo:margin-bottom="0cm" loext:contextual-spacing="true" fo:text-indent="-0.635cm" style:auto-text-indent="false"/>
      <style:text-properties fo:font-size="18pt" style:font-size-asian="18pt" style:font-size-complex="18pt"/>
    </style:style>
    <style:style style:name="P31" style:family="paragraph" style:parent-style-name="Standard" style:list-style-name="WWNum1">
      <style:paragraph-properties fo:margin-left="3.81cm" fo:margin-right="0cm" fo:text-indent="-0.635cm" style:auto-text-indent="false"/>
    </style:style>
    <style:style style:name="P32" style:family="paragraph" style:parent-style-name="Standard">
      <style:paragraph-properties fo:margin-top="0cm" fo:margin-bottom="0cm" loext:contextual-spacing="true"/>
      <style:text-properties fo:font-size="18pt" officeooo:rsid="00110be2" officeooo:paragraph-rsid="00110be2" style:font-size-asian="18pt" style:font-size-complex="18pt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34" style:family="paragraph" style:parent-style-name="Table_20_Contents">
      <style:text-properties fo:font-size="18pt" style:font-size-asian="18pt" style:font-size-complex="18pt"/>
    </style:style>
    <style:style style:name="P35" style:family="paragraph" style:parent-style-name="Table_20_Contents">
      <style:text-properties fo:font-size="18pt" officeooo:rsid="001b193e" officeooo:paragraph-rsid="001b193e" style:font-size-asian="18pt" style:font-size-complex="18pt"/>
    </style:style>
    <style:style style:name="P36" style:family="paragraph" style:parent-style-name="Table_20_Contents">
      <style:paragraph-properties fo:text-align="center" style:justify-single-word="false"/>
      <style:text-properties fo:font-size="18pt" officeooo:rsid="001b193e" officeooo:paragraph-rsid="001b193e" style:font-size-asian="18pt" style:font-size-complex="18pt"/>
    </style:style>
    <style:style style:name="P37" style:family="paragraph" style:parent-style-name="Table_20_Contents">
      <style:text-properties fo:font-size="18pt" officeooo:rsid="001b193e" officeooo:paragraph-rsid="0020f6f6" style:font-size-asian="18pt" style:font-size-complex="18pt"/>
    </style:style>
    <style:style style:name="P38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39" style:family="paragraph" style:parent-style-name="Table_20_Contents">
      <style:text-properties fo:font-size="18pt" officeooo:rsid="001beb84" officeooo:paragraph-rsid="001beb84" style:font-size-asian="18pt" style:font-size-complex="18pt"/>
    </style:style>
    <style:style style:name="P40" style:family="paragraph" style:parent-style-name="Table_20_Contents">
      <style:text-properties fo:font-size="18pt" officeooo:rsid="001d4125" officeooo:paragraph-rsid="001d4125" style:font-size-asian="18pt" style:font-size-complex="18pt"/>
    </style:style>
    <style:style style:name="P41" style:family="paragraph" style:parent-style-name="Table_20_Contents">
      <style:text-properties fo:font-size="18pt" officeooo:rsid="00203fa3" officeooo:paragraph-rsid="00203fa3" style:font-size-asian="18pt" style:font-size-complex="18pt"/>
    </style:style>
    <style:style style:name="P42" style:family="paragraph" style:parent-style-name="Table_20_Contents">
      <style:text-properties fo:font-size="18pt" officeooo:rsid="0020f6f6" officeooo:paragraph-rsid="0020f6f6" style:font-size-asian="18pt" style:font-size-complex="18pt"/>
    </style:style>
    <style:style style:name="P43" style:family="paragraph" style:parent-style-name="Table_20_Contents">
      <style:text-properties fo:font-size="18pt" officeooo:rsid="00225c0e" officeooo:paragraph-rsid="00225c0e" style:font-size-asian="18pt" style:font-size-complex="18pt"/>
    </style:style>
    <style:style style:name="P44" style:family="paragraph" style:parent-style-name="Table_20_Heading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b193e" officeooo:paragraph-rsid="001b193e" style:font-size-asian="20pt" style:font-weight-asian="bold" style:font-size-complex="2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fo:font-weight="bold" style:font-size-asian="24pt" style:font-weight-asian="bold" style:font-size-complex="24pt"/>
    </style:style>
    <style:style style:name="T3" style:family="text">
      <style:text-properties fo:font-size="24pt" fo:font-weight="bold" officeooo:rsid="000c21c1" style:font-size-asian="24pt" style:font-weight-asian="bold" style:font-size-complex="24pt"/>
    </style:style>
    <style:style style:name="T4" style:family="text">
      <style:text-properties fo:font-size="24pt" fo:font-weight="bold" officeooo:rsid="000e847b" style:font-size-asian="24pt" style:font-weight-asian="bold" style:font-size-complex="24pt"/>
    </style:style>
    <style:style style:name="T5" style:family="text">
      <style:text-properties officeooo:rsid="000a60d6"/>
    </style:style>
    <style:style style:name="T6" style:family="text">
      <style:text-properties officeooo:rsid="000e847b"/>
    </style:style>
    <style:style style:name="T7" style:family="text">
      <style:text-properties officeooo:rsid="00156b9a"/>
    </style:style>
    <style:style style:name="T8" style:family="text">
      <style:text-properties officeooo:rsid="0015e203"/>
    </style:style>
    <style:style style:name="T9" style:family="text">
      <style:text-properties officeooo:rsid="001b193e"/>
    </style:style>
    <style:style style:name="T10" style:family="text">
      <style:text-properties officeooo:rsid="001c7347"/>
    </style:style>
    <style:style style:name="T11" style:family="text">
      <style:text-properties officeooo:rsid="001d4125"/>
    </style:style>
    <style:style style:name="T12" style:family="text">
      <style:text-properties officeooo:rsid="0020f6f6"/>
    </style:style>
    <style:style style:name="T13" style:family="text">
      <style:text-properties officeooo:rsid="002133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aventure Marin</text:p>
      <text:p text:style-name="P2">Wallach Raphaël</text:p>
      <text:p text:style-name="P2">Dad Aurélien</text:p>
      <text:p text:style-name="P2">Kassegne Ossan</text:p>
      <text:p text:style-name="P1"/>
      <text:p text:style-name="P1"/>
      <text:p text:style-name="P5">Maquette du projet </text:p>
      <text:p text:style-name="P3"/>
      <text:p text:style-name="P8">Etapes de conception : </text:p>
      <text:p text:style-name="P7"/>
      <text:p text:style-name="P6"><text:span text:style-name="T1">I/ Définition des éléments du jeu en structures de données</text:span></text:p>
      <text:p text:style-name="P7"/>
      <text:p text:style-name="P7"/>
      <text:p text:style-name="P7">II/ Conception des fonctions</text:p>
      <text:p text:style-name="P1"/>
      <text:p text:style-name="P1">(phase de déclaration des paramètres)</text:p>
      <text:p text:style-name="P1"/>
      <text:list xml:id="list1071285680935828126" text:style-name="WWNum3">
        <text:list-item>
          <text:p text:style-name="P24">Phase d’initialisation : </text:p>
        </text:list-item>
      </text:list>
      <text:p text:style-name="P9"/>
      <text:list xml:id="list2306594692900676740" text:style-name="WWNum4">
        <text:list-item>
          <text:list>
            <text:list-item>
              <text:p text:style-name="P19">saisie nom du joueur -&gt; Raphael <text:tab/>fait<text:tab/></text:p>
            </text:list-item>
            <text:list-item>
              <text:p text:style-name="P19">Création + Saisie du nombre d’unités -&gt; M<text:span text:style-name="T5">arin : en cours </text:span></text:p>
            </text:list-item>
            <text:list-item>
              <text:p text:style-name="P19">Calcul et initialisation du plateau (en fonction du nombre d’unité) -&gt; Aurélien<text:tab/>fait</text:p>
            </text:list-item>
            <text:list-item>
              <text:p text:style-name="P19">initialisation des obstacles / unités de l’ordinateur -&gt; Ossan*<text:tab/></text:p>
            </text:list-item>
            <text:list-item>
              <text:p text:style-name="P19">Placement des unités du joueur (manuel ou automatique) -&gt; Raphaël*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94710186618017" text:continue-numbering="true" text:style-name="WWNum4">
        <text:list-item>
          <text:p text:style-name="P27">Phase de jeu :</text:p>
        </text:list-item>
      </text:list>
      <text:p text:style-name="P1"/>
      <text:list xml:id="list194709819961644" text:continue-numbering="true" text:style-name="WWNum4">
        <text:list-item>
          <text:list>
            <text:list-item>
              <text:p text:style-name="P19">définition de l’ordre de jeu des unités -&gt; Aurélien</text:p>
            </text:list-item>
            <text:list-item>
              <text:p text:style-name="P19">interaction des unités </text:p>
              <text:list>
                <text:list-item>
                  <text:p text:style-name="P28">attaque -&gt; Raphaël/Ossan**</text:p>
                </text:list-item>
                <text:list-item>
                  <text:p text:style-name="P28">déplacement -&gt; Marin/Aurélien**</text:p>
                </text:list-item>
              </text:list>
            </text:list-item>
          </text:list>
        </text:list-item>
      </text:list>
      <text:p text:style-name="P6"/>
      <text:p text:style-name="P1"/>
      <text:list xml:id="list194708121928728" text:continue-numbering="true" text:style-name="WWNum4">
        <text:list-item>
          <text:list>
            <text:list-item>
              <text:p text:style-name="P19"><text:soft-page-break/>affichage du plateau -&gt; Ossan</text:p>
            </text:list-item>
            <text:list-item>
              <text:p text:style-name="P19">condition de victoire -&gt; Ossan</text:p>
            </text:list-item>
          </text:list>
        </text:list-item>
      </text:list>
      <text:p text:style-name="P6"><text:s text:c="6"/></text:p>
      <text:p text:style-name="P6"/>
      <text:p text:style-name="P6"><text:tab/></text:p>
      <text:p text:style-name="P1"><text:s text:c="4"/>3. Fin de partie : -&gt; Marin * : <text:span text:style-name="T5">En cours</text:span></text:p>
      <text:p text:style-name="P1"/>
      <text:list xml:id="list5640122823363876087" text:style-name="WWNum1">
        <text:list-item>
          <text:p text:style-name="P31">Calcul des résultats ( vainqueur, statistiques)</text:p>
        </text:list-item>
        <text:list-item>
          <text:p text:style-name="P29">Affichage des résultats</text:p>
        </text:list-item>
        <text:list-item>
          <text:p text:style-name="P29">Retour au menu</text:p>
        </text:list-item>
      </text:list>
      <text:p text:style-name="P1"><text:tab/><text:tab/><text:tab/></text:p>
      <text:p text:style-name="P1"/>
      <text:p text:style-name="P1">4. Conception de la fonction Main -&gt; Mise en commun</text:p>
      <text:p text:style-name="P1"/>
      <text:p text:style-name="P1">5 Sauvegarde/chargement</text:p>
      <text:p text:style-name="P1"/>
      <text:p text:style-name="P1"><text:tab/>1. Sauvegarde -&gt; Ossan *</text:p>
      <text:p text:style-name="P1"><text:tab/>2. Chargement -&gt; Aurélien *</text:p>
      <text:p text:style-name="P1"><text:tab/></text:p>
      <text:p text:style-name="P1"/>
      <text:p text:style-name="P4">III/ Interface Graphique **</text:p>
      <text:p text:style-name="P1"><text:tab/></text:p>
      <text:p text:style-name="P1"><text:tab/></text:p>
      <text:p text:style-name="P1"/>
      <text:p text:style-name="P1"/>
      <text:p text:style-name="P4">IV/ Réseaux **</text:p>
      <text:p text:style-name="P4"/>
      <text:p text:style-name="P1"/>
      <text:p text:style-name="P4"><text:tab/></text:p>
      <text:p text:style-name="P1"/>
      <text:p text:style-name="P4">Estimation de la difficulté : rien -&gt; facile</text:p>
      <text:p text:style-name="P4"><text:tab/><text:tab/><text:tab/><text:tab/><text:tab/><text:tab/>* <text:s text:c="4"/>-&gt; moyen</text:p>
      <text:p text:style-name="P4"><text:tab/><text:tab/><text:tab/><text:tab/><text:tab/><text:tab/>* <text:s text:c="4"/>-&gt; difficile</text:p>
      <text:p text:style-name="P4"/>
      <text:p text:style-name="P4"/>
      <text:p text:style-name="P1"><text:span text:style-name="T2">Plan</text:span><text:span text:style-name="T4">n</text:span><text:span text:style-name="T2">i</text:span><text:span text:style-name="T3">ng</text:span></text:p>
      <text:p text:style-name="P4"><text:soft-page-break/></text:p>
      <text:list xml:id="list754077589972794084" text:style-name="WWNum2">
        <text:list-item>
          <text:p text:style-name="P25">Séance 2 : <text:s/></text:p>
        </text:list-item>
      </text:list>
      <text:p text:style-name="P4"/>
      <text:list xml:id="list194708880050140" text:continue-numbering="true" text:style-name="WWNum2">
        <text:list-item>
          <text:list>
            <text:list-item>
              <text:p text:style-name="P20">Etablissement des règles du jeu</text:p>
            </text:list-item>
            <text:list-item>
              <text:p text:style-name="P20">Définition structures des unités</text:p>
            </text:list-item>
          </text:list>
        </text:list-item>
      </text:list>
      <text:p text:style-name="P4"/>
      <text:p text:style-name="P4"/>
      <text:list xml:id="list194708468173860" text:continue-numbering="true" text:style-name="WWNum2">
        <text:list-item>
          <text:p text:style-name="P25">Séance 3 :</text:p>
        </text:list-item>
      </text:list>
      <text:p text:style-name="P10"/>
      <text:list xml:id="list194708947120658" text:continue-numbering="true" text:style-name="WWNum2">
        <text:list-item>
          <text:list>
            <text:list-item>
              <text:p text:style-name="P20">Fonctions :</text:p>
              <text:list>
                <text:list-item>
                  <text:p text:style-name="P30">Saisie du nombre d’unités</text:p>
                </text:list-item>
                <text:list-item>
                  <text:p text:style-name="P30">Saisie nom du joueur</text:p>
                </text:list-item>
                <text:list-item>
                  <text:p text:style-name="P30">Création d’obstacle</text:p>
                </text:list-item>
                <text:list-item>
                  <text:p text:style-name="P30">Création d’unités</text:p>
                </text:list-item>
                <text:list-item>
                  <text:p text:style-name="P30">Placement manuel des unités(utilisateur)</text:p>
                </text:list-item>
                <text:list-item>
                  <text:p text:style-name="P30">Placement automatique des unités(ordinateur)</text:p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list xml:id="list9028853855833629458" text:style-name="WWNum5">
        <text:list-item>
          <text:p text:style-name="P26">Séance 4 : </text:p>
        </text:list-item>
      </text:list>
      <text:p text:style-name="P4"/>
      <text:list xml:id="list194708668485998" text:continue-numbering="true" text:style-name="WWNum5">
        <text:list-item>
          <text:list>
            <text:list-item>
              <text:p text:style-name="P21">Recherche sur SDL / Installation</text:p>
            </text:list-item>
            <text:list-item>
              <text:p text:style-name="P22">Créations d’unités </text:p>
            </text:list-item>
            <text:list-item>
              <text:p text:style-name="P23">Fonctions de gestion fin de partie</text:p>
            </text:list-item>
          </text:list>
        </text:list-item>
      </text:list>
      <text:p text:style-name="P11"/>
      <text:p text:style-name="P11"/>
      <text:p text:style-name="P12">Seance <text:span text:style-name="T8">5/6</text:span>:</text:p>
      <text:p text:style-name="P12"><text:soft-page-break/></text:p>
      <text:p text:style-name="P12"><text:tab/>Changement des règles du jeu</text:p>
      <text:p text:style-name="P12"/>
      <text:p text:style-name="P13">Auparavant le joueur ne décidait que du placement initial des unités. </text:p>
      <text:p text:style-name="P13">La partie se déroulait de manière passive suivant <text:s/>un fonctionnement quasi similaire au jeu de la vie.</text:p>
      <text:p text:style-name="P14"/>
      <text:p text:style-name="P14">Nouvelles règles : <text:span text:style-name="T7">tactics arena il n’y a plus un nombre d’unité, mais un crédit total (chaque unité aura un coup différent) ainsi, la « force » de chaque équipe est similaire mais le nombre d’unité n’est pas forcément le même dans les 2 camps.</text:span></text:p>
      <text:p text:style-name="P15">Ensuite,le déroulement du jeu est tour par tour, suivant l’odre de création des unités, alterné (ex : unité1joueur1 , puis unité1 joueur2, puis unité2joueur1, etc.…).</text:p>
      <text:p text:style-name="P15"/>
      <text:p text:style-name="P15">Le jeu se rapproche désormais plus d’un tactic arena, où la stratégie est plus présente, on va donc redéfinir nos structures de manière plus complexes.</text:p>
      <text:p text:style-name="P14"/>
      <text:p text:style-name="P14"><text:tab/></text:p>
      <text:p text:style-name="P12"/>
      <text:p text:style-name="P12"/>
      <text:p text:style-name="P12"/>
      <text:p text:style-name="P12"/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table:number-columns-spanned="4" office:value-type="string">
              <text:p text:style-name="P44">Suivi du Projet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au1.A2" office:value-type="string">
            <text:p text:style-name="P37"><text:span text:style-name="T11">Prénom</text:span>/<text:span text:style-name="T12">Séance</text:span></text:p>
          </table:table-cell>
          <table:table-cell table:style-name="Tableau1.A2" office:value-type="string">
            <text:p text:style-name="P35">Ossan</text:p>
          </table:table-cell>
          <table:table-cell table:style-name="Tableau1.A2" office:value-type="string">
            <text:p text:style-name="P35">Marin</text:p>
          </table:table-cell>
          <table:table-cell table:style-name="Tableau1.D2" office:value-type="string">
            <text:p text:style-name="P35">Aurélien</text:p>
          </table:table-cell>
        </table:table-row>
        <table:table-row>
          <table:table-cell table:style-name="Tableau1.A2" office:value-type="string">
            <text:p text:style-name="P38"><text:s/><text:span text:style-name="T9">1</text:span></text:p>
          </table:table-cell>
          <table:table-cell table:style-name="Tableau1.A2" office:value-type="string">
            <text:p text:style-name="P35">Elaboration du planning et de la structure du jeu</text:p>
          </table:table-cell>
          <table:table-cell table:style-name="Tableau1.A2" office:value-type="string">
            <text:p text:style-name="P35">Elaboration du planning et de la <text:s/>structure du jeu</text:p>
          </table:table-cell>
          <table:table-cell table:style-name="Tableau1.D2" office:value-type="string">
            <text:p text:style-name="P35">Elaboration du planning et de la <text:s/>structure du jeu</text:p>
          </table:table-cell>
        </table:table-row>
        <table:table-row>
          <table:table-cell table:style-name="Tableau1.A2" office:value-type="string">
            <text:p text:style-name="P36">2</text:p>
          </table:table-cell>
          <table:table-cell table:style-name="Tableau1.A2" office:value-type="string">
            <text:p text:style-name="P39">Idem séance 1 + répartition des tâches</text:p>
          </table:table-cell>
          <table:table-cell table:style-name="Tableau1.A2" office:value-type="string">
            <text:p text:style-name="P39">Idem seance 1 + répartition des tâches</text:p>
          </table:table-cell>
          <table:table-cell table:style-name="Tableau1.D2" office:value-type="string">
            <text:p text:style-name="P39">Idem seance 1 + r<text:span text:style-name="T10">é</text:span>partition des tâches</text:p>
          </table:table-cell>
        </table:table-row>
        <table:table-row>
          <table:table-cell table:style-name="Tableau1.A2" office:value-type="string">
            <text:p text:style-name="P36">3</text:p>
          </table:table-cell>
          <table:table-cell table:style-name="Tableau1.A2" office:value-type="string">
            <text:p text:style-name="P40">Foncti</text:p>
          </table:table-cell>
          <table:table-cell table:style-name="Tableau1.A2" office:value-type="string">
            <text:p text:style-name="P40">Conception des structures personnages et leurs statistiques/équilibrage</text:p>
          </table:table-cell>
          <table:table-cell table:style-name="Tableau1.D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6">4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40">Implémentation personnage<text:span text:style-name="T13">s</text:span>.h</text:p>
          </table:table-cell>
          <table:table-cell table:style-name="Tableau1.D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6">5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40">Fin de l’implémentation personnages.h</text:p>
          </table:table-cell>
          <table:table-cell table:style-name="Tableau1.D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6">6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41">Conception d’une mise en œuvre pour la <text:soft-page-break/>composition d’équipe, l’initialisation des structures et le placement des unités sur la matrice ainsi que la définition de l’ordre de jeu/ début de l’imp<text:span text:style-name="T12">lémentation</text:span></text:p>
          </table:table-cell>
          <table:table-cell table:style-name="Tableau1.D2" office:value-type="string">
            <text:p text:style-name="P41">Conception d’une mise en œuvre pour la <text:soft-page-break/>composition d’équipe, l’initialisation des structures et le placement des unités sur la matrice ainsi que la définition de l’ordre de jeu/ début de l’imp<text:span text:style-name="T12">lémentation</text:span></text:p>
          </table:table-cell>
        </table:table-row>
        <table:table-row>
          <table:table-cell table:style-name="Tableau1.A2" office:value-type="string">
            <text:p text:style-name="P36">7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41">Poursuite <text:span text:style-name="T12">de l’implémentation de la séance 6</text:span></text:p>
          </table:table-cell>
          <table:table-cell table:style-name="Tableau1.D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6">8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42">Fin de l’implémentation <text:s text:c="3"/>de la préparation de la partie</text:p>
          </table:table-cell>
          <table:table-cell table:style-name="Tableau1.D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6">9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42">Mise en œuvre du système de déplacement + implémentation</text:p>
          </table:table-cell>
          <table:table-cell table:style-name="Tableau1.D2" office:value-type="string">
            <text:p text:style-name="P42">Mise en œuvre du système de déplacement + implémentation</text:p>
          </table:table-cell>
        </table:table-row>
        <text:soft-page-break/>
        <table:table-row>
          <table:table-cell table:style-name="Tableau1.A2" office:value-type="string">
            <text:p text:style-name="P36">10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42"/>
          </table:table-cell>
          <table:table-cell table:style-name="Tableau1.D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6">11</text:p>
          </table:table-cell>
          <table:table-cell table:style-name="Tableau1.A2" office:value-type="string">
            <text:p text:style-name="P43"/>
          </table:table-cell>
          <table:table-cell table:style-name="Tableau1.A2" office:value-type="string">
            <text:p text:style-name="P34"/>
          </table:table-cell>
          <table:table-cell table:style-name="Tableau1.D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6">12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D2" office:value-type="string">
            <text:p text:style-name="P34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7"/>
      <text:p text:style-name="P7"/>
      <text:p text:style-name="P7"><text:tab/><text:tab/></text:p>
      <text:p text:style-name="P4"/>
      <text:p text:style-name="P4"/>
      <text:p text:style-name="P4"/>
      <text:p text:style-name="P4"><text:tab/></text:p>
      <text:p text:style-name="P10"/>
      <text:p text:style-name="P7"/>
      <text:p text:style-name="P7"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matic SC1" svg:font-family="'Amatic SC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8pt" style:text-underline-style="none"/>
    </style:style>
    <style:style style:name="ListLabel_20_11" style:display-name="ListLabel 11" style:family="text">
      <style:text-properties fo:font-size="18pt" style:text-underline-style="none"/>
    </style:style>
    <style:style style:name="ListLabel_20_12" style:display-name="ListLabel 12" style:family="text">
      <style:text-properties fo:font-size="18pt"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8pt" style:text-underline-style="none"/>
    </style:style>
    <style:style style:name="ListLabel_20_38" style:display-name="ListLabel 38" style:family="text">
      <style:text-properties fo:font-size="18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MP1"/>
        <text:p text:style-name="MP1"/>
        <text:p text:style-name="MP1"/>
        <text:p text:style-name="MP1"><text:tab/></text:p>
      </style:footer>
    </style:master-page>
    <style:master-page style:name="First_20_Page" style:display-name="First Page" style:page-layout-name="Mpm1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6T19:46:42.269609080</dc:date>
    <meta:editing-duration>PT43M49S</meta:editing-duration>
    <meta:editing-cycles>14</meta:editing-cycles>
    <meta:generator>LibreOffice/5.1.6.2$Linux_X86_64 LibreOffice_project/10m0$Build-2</meta:generator>
    <meta:document-statistic meta:table-count="1" meta:image-count="0" meta:object-count="0" meta:page-count="7" meta:paragraph-count="103" meta:word-count="577" meta:character-count="3437" meta:non-whitespace-character-count="2913"/>
  </office:meta>
</office:document-meta>
</file>